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bb62" officeooo:paragraph-rsid="0006bb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saff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22:29:14.057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2.2$Windows_X86_64 LibreOffice_project/49f2b1bff42cfccbd8f788c8dc32c1c309559be0</meta:generator>
  </office:meta>
</office:document-meta>
</file>